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79c" officeooo:paragraph-rsid="0006e79c"/>
    </style:style>
    <style:style style:name="P2" style:family="paragraph" style:parent-style-name="Standard">
      <style:text-properties officeooo:rsid="0006e79c" officeooo:paragraph-rsid="000743f4"/>
    </style:style>
    <style:style style:name="P3" style:family="paragraph" style:parent-style-name="Standard">
      <style:text-properties officeooo:rsid="000743f4" officeooo:paragraph-rsid="000743f4"/>
    </style:style>
    <style:style style:name="T1" style:family="text">
      <style:text-properties officeooo:rsid="00074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)</text:p>
      <text:p text:style-name="P1">L’association « passe » disparaît puisque on peut rajouter dans la table commande le numéro du client.</text:p>
      <text:p text:style-name="P2">L’association « Se Compose De » devient une entité qui contient les deux clés primaire des entité à laquelle elle est relié. Ces deux clés deviendront clés primaire et étrangère à la fois puisque c’est ce qui permet de les liées entre elle.</text:p>
      <text:p text:style-name="P2"/>
      <text:p text:style-name="P2"><text:span text:style-name="T1">3) Dans la table client, la clé primaire est le numéro du client puisque grâce à ce numéro nous sauront le nom et le prénom de la personne.</text:span></text:p>
      <text:p text:style-name="P2"/>
      <text:p text:style-name="P2"><text:span text:style-name="T1">Dans la table commande, la clé primaire est le numéro de commande. Elle nous servira à savoir qu’est ce que le client a commandé et quelle client a commandé. Cependant elle comporte une clé étrangère celle du numéro de client cela nous permet de faire la liaison entre ces deux tables.</text:span></text:p>
      <text:p text:style-name="P2"/>
      <text:p text:style-name="P2"><text:span text:style-name="T1">Dans la table article, la clé primaire est le numéro d’article celui ci nous permet de savoir de quel article il s’agit. </text:span></text:p>
      <text:p text:style-name="P2"/>
      <text:p text:style-name="P2"><text:span text:style-name="T1">Dans la table composé, il y <text:s/>a deux clé primaire et qui sont à la fois étrangère puisque la table Compose relie deux autre tabl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09:10:28.372948956</meta:creation-date>
    <dc:date>2021-11-22T09:31:59.960729145</dc:date>
    <meta:editing-duration>PT12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87" meta:character-count="1019" meta:non-whitespace-character-count="836"/>
  </office:meta>
</office:document-meta>
</file>